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 Extended" svg:font-family="'Lato Extended', Lato, 'Helvetica Neue', 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5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list-style-name="L3"/>
    <style:style style:name="P5" style:family="paragraph" style:list-style-name="L4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2d3b45" style:font-name="Lato Extended" fo:letter-spacing="normal" fo:font-style="normal" fo:font-weight="bold"/>
    </style:style>
    <style:style style:name="T3" style:family="text">
      <style:text-properties fo:font-variant="normal" fo:text-transform="none" fo:color="#2d3b45" style:font-name="Lato Extended" fo:letter-spacing="normal" fo:font-style="normal" fo:font-weight="normal"/>
    </style:style>
    <style:style style:name="T4" style:family="text">
      <style:text-properties fo:font-variant="normal" fo:text-transform="none" fo:color="#2d3b45" style:font-name="Lato Extended" fo:font-size="12pt" fo:letter-spacing="normal" fo:font-style="normal" fo:font-weight="normal"/>
    </style:style>
    <style:style style:name="T5" style:family="text">
      <style:text-properties fo:font-variant="normal" fo:text-transform="none" fo:color="#2d3b45" style:font-name="Lato Extended" fo:font-size="12pt" fo:letter-spacing="normal" fo:font-style="normal" fo:font-weight="bold"/>
    </style:style>
    <style:style style:name="T6" style:family="text">
      <style:text-properties fo:font-variant="normal" fo:text-transform="none" fo:color="#2d3b45" style:font-name="Lato Extended" fo:font-size="12pt" fo:letter-spacing="normal" fo:font-style="italic" fo:font-weight="bold"/>
    </style:style>
    <style:style style:name="T7" style:family="text">
      <style:text-properties fo:font-variant="normal" fo:text-transform="none" fo:color="#2d3b45" style:font-name="Lato Extended" fo:font-size="13.5pt" fo:letter-spacing="normal" fo:font-style="normal" fo:font-weight="normal"/>
    </style:style>
    <style:style style:name="T8" style:family="text">
      <style:text-properties fo:font-variant="normal" fo:text-transform="none" fo:color="#2d3b45" style:font-name="Lato Extended" fo:font-size="13.5pt" fo:letter-spacing="normal" fo:font-style="normal" fo:font-weight="bold"/>
    </style:style>
    <style:style style:name="T9" style:family="text">
      <style:text-properties fo:font-variant="normal" fo:text-transform="none" fo:color="#2d3b45" style:font-name="Lato Extended" fo:font-size="13.5pt" fo:letter-spacing="normal" fo:font-style="italic" fo:font-weight="normal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hoose a theme.</text:h>
      <text:p text:style-name="Text_20_body">After your theme has been approved, locate literature related to that theme:</text:p>
      <text:list xml:id="list5739114867890332171" text:style-name="L3">
        <text:list-item>
          <text:p>a poem or music lyrics (no singing is permitted) - delivered via memory</text:p>
        </text:list-item>
        <text:list-item>
          <text:p>a story, article or essay [prose] (you may edit for length) - longest part of your speech</text:p>
        </text:list-item>
        <text:list-item>
          <text:p>a short quote.</text:p>
        </text:list-item>
      </text:list>
      <text:p text:style-name="Text_20_body">With the exception of the poem the presentation must be delivered via manuscript.</text:p>
      <text:p text:style-name="Text_20_body">Make sure to work in transitions so that moving from one piece to another flows smoothly. Show the connection the pieces share.</text:p>
      <text:p text:style-name="Text_20_body">Do NOT break up the pieces you have chosen and analyze them.</text:p>
      <text:h text:style-name="Heading_20_4" text:outline-level="4">The Interpretive Speech is based on delivery. You are performing not analyzing.</text:h>
      <text:p text:style-name="Text_20_body">While you may edit the literature for length if needed; you may NOT write any of the pieces yourself. </text:p>
      <text:h text:style-name="Heading_20_4" text:outline-level="4">The only parts you are to write include:</text:h>
      <text:list xml:id="list8206486118627079372" text:style-name="L4">
        <text:list-item>
          <text:p>introduction,</text:p>
        </text:list-item>
        <text:list-item>
          <text:p>transitions</text:p>
        </text:list-item>
        <text:list-item>
          <text:p>conclusion.</text:p>
        </text:list-item>
      </text:list>
      <text:p text:style-name="Text_20_body">Everything else must be published work written by someone else.</text:p>
      <text:p text:style-name="Text_20_body">During your presentation, remember to identify who the authors are and what the pieces are entitled. Use clear transitions. Rather than an outline you are required to submit a manuscript of your presentation, complete with the literature, introduction, transitions and conclusion. Failure to submit a manuscript will result in -10% of the total points available. </text:p>
      <text:p text:style-name="Text_20_body">The interpretive speech will be 3 – 4 minutes long. </text:p>
      <text:p text:style-name="Text_20_body">Remember that you must dress for your topic and stand while you deliver your speech.  Failure to stand and behave as though you have a live audience will result in a loss of points.</text:p>
      <text:p text:style-name="Text_20_body">Do NOT stop and start or edit your recording in any way. If your recording is edited in any way, you will earn a zero for the assignment.</text:p>
      <text:p text:style-name="Standard"/>
      <text:p text:style-name="Standard"/>
      <text:p text:style-name="P3">Theme: <text:span text:style-name="T1">Cooking</text:span></text:p>
      <text:p text:style-name="P1"><text:span text:style-name="T1"/></text:p>
      <text:p text:style-name="P1">Components:</text:p>
      <text:list xml:id="list3125989045551143087" text:style-name="L5">
        <text:list-item>
          <text:p text:style-name="P2"><text:span text:style-name="T1">Poem / Music Lyrics</text:span></text:p>
        </text:list-item>
        <text:list-item>
          <text:p text:style-name="P2"><text:span text:style-name="T1">Story/Article/Essay</text:span></text:p>
          <text:list>
            <text:list-item>
              <text:p text:style-name="P2"><text:span text:style-name="T1"/></text:p>
            </text:list-item>
          </text:list>
        </text:list-item>
        <text:list-item>
          <text:p text:style-name="P2"><text:span text:style-name="T1">Short Quote</text:span></text:p>
        </text:list-item>
      </text:list>
      <text:p text:style-name="P1"><text:span text:style-name="T1"/></text:p>
      <text:p text:style-name="P1"><text:span text:style-name="T1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 Extended" svg:font-family="'Lato Extended', Lato, 'Helvetica Neue', 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a Steiner</meta:initial-creator>
    <meta:creation-date>2022-03-05T18:31:34.76</meta:creation-date>
    <meta:document-statistic meta:table-count="0" meta:image-count="0" meta:object-count="0" meta:page-count="2" meta:paragraph-count="24" meta:word-count="293" meta:character-count="1668"/>
    <dc:date>2022-03-05T18:34:19.30</dc:date>
    <dc:creator>Alexandra Steiner</dc:creator>
    <meta:editing-duration>PT2M45S</meta:editing-duration>
    <meta:editing-cycles>1</meta:editing-cycles>
    <meta:generator>OpenOffice/4.1.8$Win32 OpenOffice.org_project/418m3$Build-9803</meta:generator>
  </office:meta>
</office:document-meta>
</file>